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cjfRJCbhGChDhr87th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DwGmMt7dfMKMwTKFQ6hB</text:p>
          </table:table-cell>
          <table:table-cell office:value-type="string" calcext:value-type="string">
            <text:p>AZL</text:p>
          </table:table-cell>
          <table:table-cell office:value-type="string" calcext:value-type="string">
            <text:p>Azale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jqQPB9QdmmthRGQ8KNjB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L001</text:p>
          </table:table-cell>
          <table:table-cell office:value-type="string" calcext:value-type="string">
            <text:p>AZL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ppTqJLgqJpNMjBcRrcp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j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fDb6TzCPmLhPd7H7qkF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001</text:p>
          </table:table-cell>
          <table:table-cell office:value-type="string" calcext:value-type="string">
            <text:p>BEN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LdCDCHzbczh9qc9bzG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tsu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8MWFJtGCLg6hRRjbw9w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001</text:p>
          </table:table-cell>
          <table:table-cell office:value-type="string" calcext:value-type="string">
            <text:p>KAT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4-02T00:35:01.746939548</dc:date>
    <meta:editing-duration>PT4H25M8S</meta:editing-duration>
    <meta:editing-cycles>82</meta:editing-cycles>
    <meta:generator>LibreOffice/7.4.6.2$MacOSX_AARCH64 LibreOffice_project/5b1f5509c2decdade7fda905e3e1429a67acd63d</meta:generator>
    <meta:document-statistic meta:table-count="1" meta:cell-count="468" meta:object-count="0"/>
  </office:meta>
</office:document-meta>
</file>